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T1" style:family="text">
      <style:text-properties officeooo:rsid="00013503"/>
    </style:style>
    <style:style style:name="T2" style:family="text">
      <style:text-properties officeooo:rsid="0001d20f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013503"/>
    </style:style>
    <style:style style:name="T5" style:family="text">
      <style:text-properties fo:language="fr" fo:country="FR" officeooo:rsid="0001d20f"/>
    </style:style>
    <style:style style:name="T6" style:family="text">
      <style:text-properties fo:language="fr" fo:country="FR" officeooo:rsid="00030c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fr.wikipedia.org/wiki/Donnée_aberrante" text:style-name="Internet_20_link" text:visited-style-name="Visited_20_Internet_20_Link">https://fr.wikipedia.org/wiki/Donn%C3%A9e_aberrante</text:a><text:span text:style-name="T3"> : </text:span><text:span text:style-name="T4">explications générales sur l’origine. Liste de méthodes, classées par types.</text:span></text:p>
      <text:p text:style-name="P1"/>
      <text:p text:style-name="Standard"><text:a xlink:type="simple" xlink:href="https://fr.wikipedia.org/wiki/Test_de_Chauvenet" text:style-name="Internet_20_link" text:visited-style-name="Visited_20_Internet_20_Link">https://fr.wikipedia.org/wiki/Test_de_Chauvenet</text:a><text:span text:style-name="T3"> : </text:span><text:span text:style-name="T5">description très sommaire du test de Chauvenet</text:span></text:p>
      <text:p text:style-name="Standard"><text:span text:style-name="T5"/></text:p>
      <text:p text:style-name="Standard"><text:a xlink:type="simple" xlink:href="https://lemakistatheux.wordpress.com/category/tests-statistique-indices-de-liaison-et-coefficients-de-correlation/les-tests-pour-la-detection-doutliers/" text:style-name="Internet_20_link" text:visited-style-name="Visited_20_Internet_20_Link">https://lemakistatheux.wordpress.com/category/tests-statistique-indices-de-liaison-et-coefficients-de-correlation/les-tests-pour-la-detection-doutliers/</text:a><text:span text:style-name="T5"> </text:span><text:span text:style-name="T6">Plusieurs méthodes simples permettant de détecter les outli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03-30T12:29:53.640000000</dc:date>
    <meta:editing-duration>PT10M17S</meta:editing-duration>
    <meta:editing-cycles>2</meta:editing-cycles>
    <meta:document-statistic meta:table-count="0" meta:image-count="0" meta:object-count="0" meta:page-count="1" meta:paragraph-count="3" meta:word-count="30" meta:character-count="441" meta:non-whitespace-character-count="414"/>
  </office:meta>
</office:document-meta>
</file>